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3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-0.00833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5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-0.00833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-0.00833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7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-0.00833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8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-0.00833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9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2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3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4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2791a6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79" draw:master-page-name="Master1-Layout1-title-Diapositive-de-titre" presentation:presentation-page-layout-name="Master1-PPL1" draw:id="Slide-256">
        <draw:frame draw:id="id85" presentation:style-name="a383" draw:name="Titre 1" svg:x="1.17in" svg:y="1.42in" svg:width="8in" svg:height="3.56in" presentation:class="title" presentation:placeholder="false">
          <draw:text-box>
            <text:p text:style-name="a382" text:class-names="" text:cond-style-name=""><text:span text:style-name="a380" text:class-names="">BlaBlaPlane</text:span><text:span text:style-name="a381" text:class-names=""/></text:p>
          </draw:text-box>
          <svg:title/>
          <svg:desc/>
        </draw:frame>
        <draw:frame draw:id="id86" presentation:style-name="a422" draw:name="Sous-titre 2" svg:x="10.37681in" svg:y="1.42in" svg:width="2.79319in" svg:height="4.9858in" presentation:class="subtitle" presentation:placeholder="false">
          <draw:text-box>
            <text:p text:style-name="a390" text:class-names="" text:cond-style-name=""><text:span text:style-name="a384" text:class-names="">Group</text:span><text:span text:style-name="a385" text:class-names=""><text:s text:c="1"/></text:span><text:span text:style-name="a386" text:class-names="">3</text:span><text:span text:style-name="a387" text:class-names=""><text:s text:c="1"/></text:span><text:span text:style-name="a388" text:class-names="">:</text:span><text:span text:style-name="a389" text:class-names=""/></text:p>
            <text:p text:style-name="a394" text:class-names="" text:cond-style-name=""><text:span text:style-name="a391" text:class-names="">Etienne<text:s text:c="1"/></text:span><text:span text:style-name="a392" text:class-names="">Jouanne</text:span><text:span text:style-name="a393" text:class-names=""/></text:p>
            <text:p text:style-name="a399" text:class-names="" text:cond-style-name=""><text:span text:style-name="a395" text:class-names="">Akli</text:span><text:span text:style-name="a396" text:class-names=""><text:s text:c="1"/></text:span><text:span text:style-name="a397" text:class-names="">Chemakh</text:span><text:span text:style-name="a398" text:class-names=""/></text:p>
            <text:p text:style-name="a404" text:class-names="" text:cond-style-name=""><text:span text:style-name="a400" text:class-names="">Ilyesse</text:span><text:span text:style-name="a401" text:class-names=""><text:s text:c="1"/></text:span><text:span text:style-name="a402" text:class-names="">Medjadi</text:span><text:span text:style-name="a403" text:class-names=""/></text:p>
            <text:p text:style-name="a409" text:class-names="" text:cond-style-name=""><text:span text:style-name="a405" text:class-names="">Jonanthan</text:span><text:span text:style-name="a406" text:class-names=""><text:s text:c="1"/></text:span><text:span text:style-name="a407" text:class-names="">Rabemananjara</text:span><text:span text:style-name="a408" text:class-names=""/></text:p>
            <text:p text:style-name="a413" text:class-names="" text:cond-style-name=""><text:span text:style-name="a410" text:class-names="">Lynda<text:s text:c="1"/></text:span><text:span text:style-name="a411" text:class-names="">Medjkoune</text:span><text:span text:style-name="a412" text:class-names=""/></text:p>
            <text:p text:style-name="a418" text:class-names="" text:cond-style-name=""><text:span text:style-name="a414" text:class-names="">Nassim</text:span><text:span text:style-name="a415" text:class-names=""><text:s text:c="1"/></text:span><text:span text:style-name="a416" text:class-names="">Ouhenia</text:span><text:span text:style-name="a417" text:class-names=""/></text:p>
            <text:p text:style-name="a421" text:class-names="" text:cond-style-name=""><text:span text:style-name="a419" text:class-names="">Wilfried Njangui</text:span><text:span text:style-name="a420" text:class-names=""/></text:p>
          </draw:text-box>
          <svg:title/>
          <svg:desc/>
        </draw:frame>
      </draw:page>
      <draw:page draw:name="Slide2" draw:style-name="a423" draw:master-page-name="Master1-Layout2-obj-Titre-et-contenu" presentation:presentation-page-layout-name="Master1-PPL2" draw:id="Slide-257">
        <draw:frame draw:id="id87" presentation:style-name="a457" draw:name="Titre 1" svg:x="4.26087in" svg:y="1.11814in" svg:width="8.17391in" svg:height="5.26371in" presentation:class="title" presentation:placeholder="false">
          <draw:text-box>
            <text:p text:style-name="a456" text:class-names="" text:cond-style-name=""><text:span text:style-name="a424" text:class-names="">Purpose</text:span><text:span text:style-name="a425" text:class-names=""><text:s text:c="1"/></text:span><text:span text:style-name="a426" text:class-names="">of the<text:s text:c="1"/></text:span><text:span text:style-name="a427" text:class-names="">website</text:span><text:span text:style-name="a428" text:class-names=""><text:s text:c="1"/>:</text:span><text:span text:style-name="a429" text:class-names=""><text:line-break/><text:line-break/>The<text:s text:c="1"/></text:span><text:span text:style-name="a430" text:class-names="">website</text:span><text:span text:style-name="a431" text:class-names=""><text:s text:c="1"/></text:span><text:span text:style-name="a432" text:class-names="">was</text:span><text:span text:style-name="a433" text:class-names=""><text:s text:c="1"/>made to<text:s text:c="1"/></text:span><text:span text:style-name="a434" text:class-names="">connect</text:span><text:span text:style-name="a435" text:class-names=""><text:s text:c="1"/>pilots and<text:s text:c="1"/></text:span><text:span text:style-name="a436" text:class-names="">travelers</text:span><text:span text:style-name="a437" text:class-names="">.<text:line-break/>All the sky<text:s text:c="1"/></text:span><text:span text:style-name="a438" text:class-names="">lovers</text:span><text:span text:style-name="a439" text:class-names=""><text:s text:c="1"/>can<text:s text:c="1"/></text:span><text:span text:style-name="a440" text:class-names="">now</text:span><text:span text:style-name="a441" text:class-names=""><text:s text:c="1"/></text:span><text:span text:style-name="a442" text:class-names="">share</text:span><text:span text:style-name="a443" text:class-names=""><text:s text:c="1"/></text:span><text:span text:style-name="a444" text:class-names="">their</text:span><text:span text:style-name="a445" text:class-names=""><text:s text:c="1"/></text:span><text:span text:style-name="a446" text:class-names="">passion</text:span><text:span text:style-name="a447" text:class-names=""><text:s text:c="1"/></text:span><text:span text:style-name="a448" text:class-names="">together</text:span><text:span text:style-name="a449" text:class-names=""><text:s text:c="1"/></text:span><text:span text:style-name="a450" text:class-names="">:</text:span><text:span text:style-name="a451" text:class-names=""><text:s text:c="1"/></text:span><text:span text:style-name="a452" text:class-names=""><text:line-break/></text:span><text:span text:style-name="a453" text:class-names="">share</text:span><text:span text:style-name="a454" text:class-names=""><text:s text:c="1"/>your flight !</text:span><text:span text:style-name="a455" text:class-names=""/></text:p>
          </draw:text-box>
          <svg:title/>
          <svg:desc/>
        </draw:frame>
      </draw:page>
      <draw:page draw:name="Slide3" draw:style-name="a458" draw:master-page-name="Master1-Layout2-obj-Titre-et-contenu" presentation:presentation-page-layout-name="Master1-PPL2" draw:id="Slide-258">
        <draw:frame draw:id="id88" presentation:style-name="a490" draw:name="Titre 1" svg:x="0.2766in" svg:y="1.22904in" svg:width="3.22341in" svg:height="5.03191in" presentation:class="title" presentation:placeholder="false">
          <draw:text-box>
            <text:p text:style-name="a489" text:class-names="" text:cond-style-name=""><text:span text:style-name="a459" text:class-names="">Website’s</text:span><text:span text:style-name="a460" text:class-names=""><text:s text:c="1"/></text:span><text:span text:style-name="a461" text:class-names="">navigation plan for pilots :</text:span><text:span text:style-name="a462" text:class-names=""><text:line-break/><text:line-break/></text:span><text:span text:style-name="a463" text:class-names="">The pilot can<text:s text:c="1"/></text:span><text:span text:style-name="a464" text:class-names="">acess</text:span><text:span text:style-name="a465" text:class-names=""><text:s text:c="1"/>to the home page of the<text:s text:c="1"/></text:span><text:span text:style-name="a466" text:class-names="">website</text:span><text:span text:style-name="a467" text:class-names="">. To plan a flight, the pilots need to<text:s text:c="1"/></text:span><text:span text:style-name="a468" text:class-names="">connect</text:span><text:span text:style-name="a469" text:class-names=""><text:s text:c="1"/>to<text:s text:c="1"/></text:span><text:span text:style-name="a470" text:class-names="">his</text:span><text:span text:style-name="a471" text:class-names=""><text:s text:c="1"/></text:span><text:span text:style-name="a472" text:class-names="">account</text:span><text:span text:style-name="a473" text:class-names=""><text:s text:c="2"/>or to<text:s text:c="1"/></text:span><text:span text:style-name="a474" text:class-names="">create</text:span><text:span text:style-name="a475" text:class-names=""><text:s text:c="1"/>one.<text:line-break/>Once the pilot has<text:s text:c="1"/></text:span><text:span text:style-name="a476" text:class-names="">planned</text:span><text:span text:style-name="a477" text:class-names=""><text:s text:c="1"/></text:span><text:span text:style-name="a478" text:class-names="">flights</text:span><text:span text:style-name="a479" text:class-names="">,<text:s text:c="1"/></text:span><text:span text:style-name="a480" text:class-names="">he</text:span><text:span text:style-name="a481" text:class-names=""><text:s text:c="1"/></text:span><text:span text:style-name="a482" text:class-names="">gets</text:span><text:span text:style-name="a483" text:class-names=""><text:s text:c="1"/></text:span><text:span text:style-name="a484" text:class-names="">access</text:span><text:span text:style-name="a485" text:class-names=""><text:s text:c="1"/>to all informations (public and<text:s text:c="1"/></text:span><text:span text:style-name="a486" text:class-names="">private</text:span><text:span text:style-name="a487" text:class-names="">)</text:span><text:span text:style-name="a488" text:class-names="">.</text:span></text:p>
          </draw:text-box>
          <svg:title/>
          <svg:desc/>
        </draw:frame>
        <draw:frame draw:id="id89" presentation:style-name="a491" draw:name="Espace réservé du contenu 2" svg:x="4.23148in" svg:y="0.945in" svg:width="8in" svg:height="5.6in" presentation:class="outline" presentation:placeholder="true">
          <draw:text-box/>
          <svg:title/>
          <svg:desc/>
        </draw:frame>
      </draw:page>
      <draw:page draw:name="Slide4" draw:style-name="a492" draw:master-page-name="Master1-Layout2-obj-Titre-et-contenu" presentation:presentation-page-layout-name="Master1-PPL2" draw:id="Slide-259">
        <draw:frame draw:id="id90" presentation:style-name="a558" draw:name="Titre 1" svg:x="0.2766in" svg:y="1.22904in" svg:width="3.22341in" svg:height="5.03191in" presentation:class="title" presentation:placeholder="false">
          <draw:text-box>
            <text:p text:style-name="a557" text:class-names="" text:cond-style-name=""><text:span text:style-name="a493" text:class-names="">Website’s</text:span><text:span text:style-name="a494" text:class-names=""><text:s text:c="1"/>navigation plan for<text:s text:c="1"/></text:span><text:span text:style-name="a495" text:class-names="">passengers</text:span><text:span text:style-name="a496" text:class-names=""><text:s text:c="1"/>:<text:line-break/><text:line-break/></text:span><text:span text:style-name="a497" text:class-names=""><text:s text:c="1"/></text:span><text:span text:style-name="a498" text:class-names="">Signing</text:span><text:span text:style-name="a499" text:class-names=""><text:s text:c="1"/>in or up are not<text:s text:c="1"/></text:span><text:span text:style-name="a500" text:class-names="">mendatory</text:span><text:span text:style-name="a501" text:class-names=""><text:s text:c="1"/>to<text:s text:c="1"/></text:span><text:span text:style-name="a502" text:class-names="">search</text:span><text:span text:style-name="a503" text:class-names=""><text:s text:c="1"/>for<text:s text:c="1"/></text:span><text:span text:style-name="a504" text:class-names="">flights</text:span><text:span text:style-name="a505" text:class-names="">.</text:span><text:span text:style-name="a506" text:class-names=""><text:s text:c="1"/></text:span><text:span text:style-name="a507" text:class-names="">But</text:span><text:span text:style-name="a508" text:class-names=""><text:s text:c="1"/></text:span><text:span text:style-name="a509" text:class-names="">to</text:span><text:span text:style-name="a510" text:class-names=""><text:s text:c="1"/></text:span><text:span text:style-name="a511" text:class-names="">book one<text:s text:c="1"/></text:span><text:span text:style-name="a512" text:class-names="">you</text:span><text:span text:style-name="a513" text:class-names=""><text:s text:c="1"/></text:span><text:span text:style-name="a514" text:class-names="">would</text:span><text:span text:style-name="a515" text:class-names=""><text:s text:c="1"/></text:span><text:span text:style-name="a516" text:class-names="">need an<text:s text:c="1"/></text:span><text:span text:style-name="a517" text:class-names="">account</text:span><text:span text:style-name="a518" text:class-names=""><text:s text:c="1"/>. Once clients have<text:s text:c="1"/></text:span><text:span text:style-name="a519" text:class-names="">found</text:span><text:span text:style-name="a520" text:class-names=""><text:s text:c="1"/></text:span><text:span text:style-name="a521" text:class-names="">their</text:span><text:span text:style-name="a522" text:class-names=""><text:s text:c="1"/></text:span><text:span text:style-name="a523" text:class-names="">flights</text:span><text:span text:style-name="a524" text:class-names="">,</text:span><text:span text:style-name="a525" text:class-names=""><text:s text:c="1"/></text:span><text:span text:style-name="a526" text:class-names="">if</text:span><text:span text:style-name="a527" text:class-names=""><text:s text:c="1"/></text:span><text:span text:style-name="a528" text:class-names="">they</text:span><text:span text:style-name="a529" text:class-names=""><text:s text:c="1"/>are not<text:s text:c="1"/></text:span><text:span text:style-name="a530" text:class-names="">registered</text:span><text:span text:style-name="a531" text:class-names="">,<text:s text:c="1"/></text:span><text:span text:style-name="a532" text:class-names="">they</text:span><text:span text:style-name="a533" text:class-names=""><text:s text:c="1"/>have<text:s text:c="1"/></text:span><text:span text:style-name="a534" text:class-names="">access</text:span><text:span text:style-name="a535" text:class-names=""><text:s text:c="1"/>the<text:s text:c="1"/></text:span><text:span text:style-name="a536" text:class-names="">connection’s</text:span><text:span text:style-name="a537" text:class-names=""><text:s text:c="1"/>pages and<text:s text:c="1"/></text:span><text:span text:style-name="a538" text:class-names="">when</text:span><text:span text:style-name="a539" text:class-names=""><text:s text:c="1"/></text:span><text:span text:style-name="a540" text:class-names="">they</text:span><text:span text:style-name="a541" text:class-names=""><text:s text:c="1"/>are<text:s text:c="1"/></text:span><text:span text:style-name="a542" text:class-names="">done</text:span><text:span text:style-name="a543" text:class-names="">,<text:s text:c="1"/></text:span><text:span text:style-name="a544" text:class-names="">they</text:span><text:span text:style-name="a545" text:class-names=""><text:s text:c="1"/></text:span><text:span text:style-name="a546" text:class-names="">will</text:span><text:span text:style-name="a547" text:class-names=""><text:s text:c="1"/></text:span><text:span text:style-name="a548" text:class-names="">be</text:span><text:span text:style-name="a549" text:class-names=""><text:s text:c="1"/></text:span><text:span text:style-name="a550" text:class-names="">redirected</text:span><text:span text:style-name="a551" text:class-names=""><text:s text:c="1"/>to<text:s text:c="1"/></text:span><text:span text:style-name="a552" text:class-names="">their</text:span><text:span text:style-name="a553" text:class-names=""><text:s text:c="1"/></text:span><text:span text:style-name="a554" text:class-names="">booking</text:span><text:span text:style-name="a555" text:class-names=""><text:s text:c="1"/>page.</text:span><text:span text:style-name="a556" text:class-names=""/></text:p>
          </draw:text-box>
          <svg:title/>
          <svg:desc/>
        </draw:frame>
        <draw:frame draw:id="id91" presentation:style-name="a559" draw:name="Espace réservé du contenu 2" svg:x="4.23148in" svg:y="0.945in" svg:width="8in" svg:height="5.6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17in" svg:y="1.42in" svg:width="8in" svg:height="3.56in"/>
      <presentation:placeholder presentation:object="subtitle" svg:x="1.20299in" svg:y="5.10744in" svg:width="8in" svg:height="1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2" style:display-name="Titre et contenu">
      <presentation:placeholder presentation:object="title" svg:x="0.2766in" svg:y="1.22904in" svg:width="3.22341in" svg:height="5.03191in"/>
      <presentation:placeholder presentation:object="object" svg:x="4.23148in" svg:y="0.945in" svg:width="8in" svg:height="5.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3" style:display-name="Titre de section">
      <presentation:placeholder presentation:object="title" svg:x="4.23in" svg:y="1.42in" svg:width="8in" svg:height="3.56in"/>
      <presentation:placeholder presentation:object="outline" svg:x="4.25in" svg:y="5.11in" svg:width="8in" svg:height="1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4" style:display-name="Deux contenus">
      <presentation:placeholder presentation:object="title" svg:x="0.2766in" svg:y="1.22904in" svg:width="3.22341in" svg:height="5.03191in"/>
      <presentation:placeholder presentation:object="object" svg:x="4.23in" svg:y="0.95in" svg:width="3.8in" svg:height="5.6in"/>
      <presentation:placeholder presentation:object="object" svg:x="8.55in" svg:y="0.95in" svg:width="3.8in" svg:height="5.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5" style:display-name="Comparaison">
      <presentation:placeholder presentation:object="title" svg:x="0.2766in" svg:y="1.22904in" svg:width="3.22341in" svg:height="5.03191in"/>
      <presentation:placeholder presentation:object="outline" svg:x="4.23in" svg:y="1.11941in" svg:width="3.8in" svg:height="0.88333in"/>
      <presentation:placeholder presentation:object="object" svg:x="4.23in" svg:y="2.1117in" svg:width="3.8in" svg:height="4.4in"/>
      <presentation:placeholder presentation:object="outline" svg:x="8.55038in" svg:y="1.11941in" svg:width="3.8in" svg:height="0.88929in"/>
      <presentation:placeholder presentation:object="object" svg:x="8.55038in" svg:y="2.1117in" svg:width="3.8in" svg:height="4.4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6" style:display-name="Titre seul">
      <presentation:placeholder presentation:object="title" svg:x="0.2766in" svg:y="1.22904in" svg:width="3.22341in" svg:height="5.03191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7" style:display-name="Vide"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8" style:display-name="Contenu avec légende">
      <presentation:placeholder presentation:object="title" svg:x="0.28in" svg:y="1.25in" svg:width="3.1in" svg:height="2.6in"/>
      <presentation:placeholder presentation:object="object" svg:x="4.23in" svg:y="0.95in" svg:width="8in" svg:height="5.6in"/>
      <presentation:placeholder presentation:object="outline" svg:x="0.28in" svg:y="3.82128in" svg:width="3.1in" svg:height="2.5393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9" style:display-name="Image avec légende">
      <presentation:placeholder presentation:object="title" svg:x="0.28in" svg:y="1.25in" svg:width="3.1in" svg:height="2.6in"/>
      <presentation:placeholder presentation:object="graphic" svg:x="3.9049in" svg:y="0.83926in" svg:width="8.87492in" svg:height="5.83in"/>
      <presentation:placeholder presentation:object="outline" svg:x="0.28in" svg:y="3.82in" svg:width="3.1in" svg:height="2.54in"/>
      <presentation:placeholder presentation:object="date-time" svg:x="0.28704in" svg:y="6.95139in" svg:width="3in" svg:height="0.39931in"/>
      <presentation:placeholder presentation:object="footer" svg:x="3.82666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10" style:display-name="Titre et texte vertical">
      <presentation:placeholder presentation:object="title" svg:x="0.2766in" svg:y="1.22904in" svg:width="3.22341in" svg:height="5.03191in"/>
      <presentation:placeholder presentation:object="outline" svg:x="4.23148in" svg:y="0.945in" svg:width="8in" svg:height="5.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11" style:display-name="Titre vertical et texte">
      <presentation:placeholder presentation:object="title" svg:x="0.41667in" svg:y="1.08333in" svg:width="3.08333in" svg:height="5.41667in"/>
      <presentation:placeholder presentation:object="outline" svg:x="4.23in" svg:y="0.95in" svg:width="8in" svg:height="5.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default-style style:family="graphic">
      <style:graphic-properties draw:fill="solid" draw:fill-color="#40bad2" draw:opacity="100%" draw:stroke="solid" svg:stroke-width="0.01181in" svg:stroke-color="#2c889a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0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draw:fill="solid" draw:fill-color="#40bad2" draw:opacity="100%" draw:stroke="non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7">
      <style:graphic-properties draw:fill="solid" draw:fill-color="#c8c8c8" draw:opacity="49.804%" draw:stroke="none"/>
    </style:style>
    <style:style style:family="text" style:name="a2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draw:fill="solid" draw:fill-color="#40bad2" draw:opacity="100%" draw:stroke="none"/>
    </style:style>
    <style:style style:family="graphic" style:name="a222">
      <style:graphic-properties draw:fill="solid" draw:fill-color="#c8c8c8" draw:opacity="49.804%" draw:stroke="non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>
      <style:graphic-properties draw:fill="solid" draw:fill-color="#40bad2" draw:opacity="100%" draw:stroke="non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>
      <style:graphic-properties draw:fill="solid" draw:fill-color="#c8c8c8" draw:opacity="49.804%" draw:stroke="non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1">
      <style:graphic-properties draw:fill="solid" draw:fill-color="#40bad2" draw:opacity="100%" draw:stroke="none"/>
    </style:style>
    <style:style style:family="text" style:name="a2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">
      <style:graphic-properties draw:fill="solid" draw:fill-color="#c8c8c8" draw:opacity="49.804%" draw:stroke="none"/>
    </style:style>
    <style:style style:family="paragraph" style:name="a259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draw:fill="solid" draw:fill-color="#40bad2" draw:opacity="100%" draw:stroke="none"/>
    </style:style>
    <style:style style:family="graphic" style:name="a36">
      <style:graphic-properties draw:fill="solid" draw:fill-color="#c8c8c8" draw:opacity="49.804%" draw:stroke="non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">
      <style:graphic-properties draw:fill="solid" draw:fill-color="#40bad2" draw:opacity="100%" draw:stroke="none"/>
    </style:style>
    <style:style style:family="graphic" style:name="a57">
      <style:graphic-properties draw:fill="solid" draw:fill-color="#c8c8c8" draw:opacity="49.804%" draw:stroke="non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7">
      <style:graphic-properties draw:fill="solid" draw:fill-color="#40bad2" draw:opacity="100%" draw:stroke="non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draw:fill="solid" draw:fill-color="#c8c8c8" draw:opacity="49.804%" draw:stroke="none"/>
    </style:style>
    <style:style style:family="text" style:name="a3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8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2">
      <style:graphic-properties draw:fill="solid" draw:fill-color="#40bad2" draw:opacity="100%" draw:stroke="non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">
      <style:graphic-properties draw:fill="solid" draw:fill-color="#c8c8c8" draw:opacity="49.804%" draw:stroke="non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2">
      <style:graphic-properties draw:fill="solid" draw:fill-color="#40bad2" draw:opacity="100%" draw:stroke="none"/>
    </style:style>
    <style:style style:family="text" style:name="a3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">
      <style:graphic-properties draw:fill="solid" draw:fill-color="#c8c8c8" draw:opacity="49.804%" draw:stroke="none"/>
    </style:style>
    <style:style style:family="paragraph" style:name="a322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40bad2" draw:opacity="100%" draw:stroke="non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">
      <style:graphic-properties draw:fill="solid" draw:fill-color="#c8c8c8" draw:opacity="49.804%" draw:stroke="none"/>
    </style:style>
    <style:style style:family="text" style:name="a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>
      <style:graphic-properties draw:fill="solid" draw:fill-color="#40bad2" draw:opacity="100%" draw:stroke="none"/>
    </style:style>
    <style:style style:family="graphic" style:name="a91">
      <style:graphic-properties draw:fill="solid" draw:fill-color="#c8c8c8" draw:opacity="49.804%" draw:stroke="non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5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4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5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0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9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0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2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9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0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2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5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7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7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6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6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6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3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6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6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8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6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8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2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7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8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2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7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2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7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2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1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adre" style:page-layout-name="pageLayout1" draw:style-name="a0">
      <draw:custom-shape svg:x="0in" svg:y="0.83in" svg:width="3.76596in" svg:height="5.83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0.2766in" svg:y="1.22904in" svg:width="3.22341in" svg:height="5.03191in" presentation:class="title" presentation:placeholder="false">
        <draw:text-box>
          <text:p text:style-name="a4" text:class-names="" text:cond-style-name=""><text:span text:style-name="a2" text:class-names="">Modifiez le style du titre</text:span><text:span text:style-name="a3" text:class-names=""/></text:p>
        </draw:text-box>
        <svg:title/>
        <svg:desc/>
      </draw:frame>
      <draw:custom-shape svg:x="12.92199in" svg:y="0.83in" svg:width="0.42in" svg:height="5.83in" draw:id="id2" draw:style-name="a6" draw:name="Rectangle 3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23" draw:name="Text Placeholder 2" svg:x="4.23148in" svg:y="0.945in" svg:width="8in" svg:height="5.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Modifier les styles du texte du masque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Deuxième niveau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Cinquième niveau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7" draw:name="Date Placeholder 3" svg:x="0.28704in" svg:y="6.95139in" svg:width="3in" svg:height="0.39931in" presentation:class="date-time" presentation:placeholder="false">
        <draw:text-box>
          <text:p text:style-name="a26" text:class-names="" text:cond-style-name=""><text:span text:style-name="a24" text:class-names=""><text:date text:fixed="false" style:data-style-name="a25">1/1/2000</text:date></text:span></text:p>
        </draw:text-box>
        <svg:title/>
        <svg:desc/>
      </draw:frame>
      <draw:frame draw:id="id5" presentation:style-name="a30" draw:name="Footer Placeholder 4" svg:x="4.23148in" svg:y="6.95139in" svg:width="6.46491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6" presentation:style-name="a33" draw:name="Slide Number Placeholder 5" svg:x="11.62963in" svg:y="6.95139in" svg:width="1.67424in" svg:height="0.39931in" presentation:class="page-number" presentation:placeholder="false">
        <draw:text-box>
          <text:p text:style-name="a32" text:class-names="" text:cond-style-name=""><text:span text:style-name="a3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Diapositive-de-titre" style:page-layout-name="pageLayout1" draw:style-name="a34">
      <draw:custom-shape svg:x="0in" svg:y="0.83333in" svg:width="9.9974in" svg:height="5.83333in" draw:id="id7" draw:style-name="a35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0.13808in" svg:y="0.83333in" svg:width="3.19917in" svg:height="5.83333in" draw:id="id8" draw:style-name="a3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40" draw:name="Title 1" svg:x="1.17in" svg:y="1.42in" svg:width="8in" svg:height="3.56in" presentation:class="title" presentation:placeholder="false">
        <draw:text-box>
          <text:p text:style-name="a39" text:class-names="" text:cond-style-name=""><text:span text:style-name="a37" text:class-names="">Modifiez le style du titre</text:span><text:span text:style-name="a38" text:class-names=""/></text:p>
        </draw:text-box>
        <svg:title/>
        <svg:desc/>
      </draw:frame>
      <draw:frame draw:id="id10" presentation:style-name="a44" draw:name="Subtitle 2" svg:x="1.20299in" svg:y="5.10744in" svg:width="8in" svg:height="1in" presentation:class="subtitle" presentation:placeholder="false">
        <draw:text-box>
          <text:p text:style-name="a43" text:class-names="" text:cond-style-name=""><text:span text:style-name="a41" text:class-names="">Modifiez le style des sous-titres du masque</text:span><text:span text:style-name="a42" text:class-names=""/></text:p>
        </draw:text-box>
        <svg:title/>
        <svg:desc/>
      </draw:frame>
      <draw:frame draw:id="id11" presentation:style-name="a48" draw:name="Date Placeholder 3" svg:x="0.28704in" svg:y="6.95139in" svg:width="3in" svg:height="0.39931in" presentation:class="date-time" presentation:placeholder="false">
        <draw:text-box>
          <text:p text:style-name="a47" text:class-names="" text:cond-style-name=""><text:span text:style-name="a45" text:class-names=""><text:date text:fixed="false" style:data-style-name="a46">1/1/2000</text:date></text:span></text:p>
        </draw:text-box>
        <svg:title/>
        <svg:desc/>
      </draw:frame>
      <draw:frame draw:id="id12" presentation:style-name="a51" draw:name="Footer Placeholder 4" svg:x="4.23148in" svg:y="6.95139in" svg:width="6.46491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3" presentation:style-name="a54" draw:name="Slide Number Placeholder 5" svg:x="11.62963in" svg:y="6.95139in" svg:width="1.67424in" svg:height="0.39931in" presentation:class="page-number" presentation:placeholder="false">
        <draw:text-box>
          <text:p text:style-name="a53" text:class-names="" text:cond-style-name=""><text:span text:style-name="a5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re-et-contenu" style:page-layout-name="pageLayout1" draw:style-name="a55">
      <draw:custom-shape svg:x="0in" svg:y="0.83in" svg:width="3.76596in" svg:height="5.83in" draw:id="id14" draw:layer="Master1-bg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15" draw:layer="Master1-bg" draw:style-name="a57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61" draw:name="Title 1" svg:x="0.2766in" svg:y="1.22904in" svg:width="3.22341in" svg:height="5.03191in" presentation:class="title" presentation:placeholder="false">
        <draw:text-box>
          <text:p text:style-name="a60" text:class-names="" text:cond-style-name=""><text:span text:style-name="a58" text:class-names="">Modifiez le style du titre</text:span><text:span text:style-name="a59" text:class-names=""/></text:p>
        </draw:text-box>
        <svg:title/>
        <svg:desc/>
      </draw:frame>
      <draw:frame draw:id="id17" presentation:style-name="a78" draw:name="Content Placeholder 2" svg:x="4.23148in" svg:y="0.945in" svg:width="8in" svg:height="5.6in" presentation:class="object" presentation:placeholder="false">
        <draw:text-box>
          <text:list text:style-name="a64">
            <text:list-item>
              <text:p text:style-name="a63" text:class-names="" text:cond-style-name=""><text:span text:style-name="a62" text:class-names="">Modifier les styles du texte du masque</text:span></text:p>
            </text:list-item>
          </text:list>
          <text:list text:style-name="a67">
            <text:list-item>
              <text:list text:style-name="a67">
                <text:list-item>
                  <text:p text:style-name="a66" text:class-names="" text:cond-style-name=""><text:span text:style-name="a65" text:class-names="">Deuxième niveau</text:span></text:p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p text:style-name="a69" text:class-names="" text:cond-style-name=""><text:span text:style-name="a6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3">
            <text:list-item>
              <text:list text:style-name="a73">
                <text:list-item>
                  <text:list text:style-name="a73">
                    <text:list-item>
                      <text:list text:style-name="a73">
                        <text:list-item>
                          <text:p text:style-name="a72" text:class-names="" text:cond-style-name=""><text:span text:style-name="a7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list text:style-name="a77">
                            <text:list-item>
                              <text:p text:style-name="a76" text:class-names="" text:cond-style-name=""><text:span text:style-name="a74" text:class-names="">Cinquième niveau</text:span><text:span text:style-name="a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82" draw:name="Date Placeholder 3" svg:x="0.28704in" svg:y="6.95139in" svg:width="3in" svg:height="0.39931in" presentation:class="date-time" presentation:placeholder="false">
        <draw:text-box>
          <text:p text:style-name="a81" text:class-names="" text:cond-style-name=""><text:span text:style-name="a79" text:class-names=""><text:date text:fixed="false" style:data-style-name="a80">1/1/2000</text:date></text:span></text:p>
        </draw:text-box>
        <svg:title/>
        <svg:desc/>
      </draw:frame>
      <draw:frame draw:id="id19" presentation:style-name="a85" draw:name="Footer Placeholder 4" svg:x="4.23148in" svg:y="6.95139in" svg:width="6.46491in" svg:height="0.39931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20" presentation:style-name="a88" draw:name="Slide Number Placeholder 5" svg:x="11.62963in" svg:y="6.95139in" svg:width="1.67424in" svg:height="0.39931in" presentation:class="page-number" presentation:placeholder="false">
        <draw:text-box>
          <text:p text:style-name="a87" text:class-names="" text:cond-style-name=""><text:span text:style-name="a8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Titre-de-section" style:page-layout-name="pageLayout1" draw:style-name="a89">
      <draw:custom-shape svg:x="0in" svg:y="0.83in" svg:width="3.76596in" svg:height="5.83in" draw:id="id21" draw:layer="Master1-bg" draw:style-name="a9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22" draw:layer="Master1-bg" draw:style-name="a9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95" draw:name="Title 1" svg:x="4.23in" svg:y="1.42in" svg:width="8in" svg:height="3.56in" presentation:class="title" presentation:placeholder="false">
        <draw:text-box>
          <text:p text:style-name="a94" text:class-names="" text:cond-style-name=""><text:span text:style-name="a92" text:class-names="">Modifiez le style du titre</text:span><text:span text:style-name="a93" text:class-names=""/></text:p>
        </draw:text-box>
        <svg:title/>
        <svg:desc/>
      </draw:frame>
      <draw:frame draw:id="id24" presentation:style-name="a99" draw:name="Text Placeholder 2" svg:x="4.25in" svg:y="5.11in" svg:width="8in" svg:height="1in" presentation:class="outline" presentation:placeholder="false">
        <draw:text-box>
          <text:list text:style-name="a98">
            <text:list-item>
              <text:p text:style-name="a97" text:class-names="" text:cond-style-name=""><text:span text:style-name="a96" text:class-names="">Modifier les styles du texte du masque</text:span></text:p>
            </text:list-item>
          </text:list>
        </draw:text-box>
        <svg:title/>
        <svg:desc/>
      </draw:frame>
      <draw:frame draw:id="id25" presentation:style-name="a103" draw:name="Date Placeholder 3" svg:x="0.28704in" svg:y="6.95139in" svg:width="3in" svg:height="0.39931in" presentation:class="date-time" presentation:placeholder="false">
        <draw:text-box>
          <text:p text:style-name="a102" text:class-names="" text:cond-style-name=""><text:span text:style-name="a100" text:class-names=""><text:date text:fixed="false" style:data-style-name="a101">1/1/2000</text:date></text:span></text:p>
        </draw:text-box>
        <svg:title/>
        <svg:desc/>
      </draw:frame>
      <draw:frame draw:id="id26" presentation:style-name="a106" draw:name="Footer Placeholder 4" svg:x="4.23148in" svg:y="6.95139in" svg:width="6.46491in" svg:height="0.39931in" presentation:class="footer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7" presentation:style-name="a109" draw:name="Slide Number Placeholder 5" svg:x="11.62963in" svg:y="6.95139in" svg:width="1.67424in" svg:height="0.39931in" presentation:class="page-number" presentation:placeholder="false">
        <draw:text-box>
          <text:p text:style-name="a108" text:class-names="" text:cond-style-name=""><text:span text:style-name="a10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Deux-contenus" style:page-layout-name="pageLayout1" draw:style-name="a110">
      <draw:custom-shape svg:x="0in" svg:y="0.83in" svg:width="3.76596in" svg:height="5.83in" draw:id="id28" draw:layer="Master1-bg" draw:style-name="a111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29" draw:layer="Master1-bg" draw:style-name="a112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16" draw:name="Title 1" svg:x="0.2766in" svg:y="1.22904in" svg:width="3.22341in" svg:height="5.03191in" presentation:class="title" presentation:placeholder="false">
        <draw:text-box>
          <text:p text:style-name="a115" text:class-names="" text:cond-style-name=""><text:span text:style-name="a113" text:class-names="">Modifiez le style du titre</text:span><text:span text:style-name="a114" text:class-names=""/></text:p>
        </draw:text-box>
        <svg:title/>
        <svg:desc/>
      </draw:frame>
      <draw:frame draw:id="id31" presentation:style-name="a133" draw:name="Content Placeholder 2" svg:x="4.23in" svg:y="0.95in" svg:width="3.8in" svg:height="5.6in" presentation:class="object" presentation:placeholder="false">
        <draw:text-box>
          <text:list text:style-name="a119">
            <text:list-item>
              <text:p text:style-name="a118" text:class-names="" text:cond-style-name=""><text:span text:style-name="a117" text:class-names="">Modifier les styles du texte du masque</text:span></text:p>
            </text:list-item>
          </text:list>
          <text:list text:style-name="a122">
            <text:list-item>
              <text:list text:style-name="a122">
                <text:list-item>
                  <text:p text:style-name="a121" text:class-names="" text:cond-style-name=""><text:span text:style-name="a120" text:class-names="">Deuxième niveau</text:span></text:p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p text:style-name="a124" text:class-names="" text:cond-style-name=""><text:span text:style-name="a1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p text:style-name="a127" text:class-names="" text:cond-style-name=""><text:span text:style-name="a1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list text:style-name="a132">
                            <text:list-item>
                              <text:p text:style-name="a131" text:class-names="" text:cond-style-name=""><text:span text:style-name="a129" text:class-names="">Cinquième niveau</text:span><text:span text:style-name="a1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50" draw:name="Content Placeholder 3" svg:x="8.55in" svg:y="0.95in" svg:width="3.8in" svg:height="5.6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Modifier les styles du texte du masque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Deuxième niveau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list text:style-name="a149">
                            <text:list-item>
                              <text:p text:style-name="a148" text:class-names="" text:cond-style-name=""><text:span text:style-name="a146" text:class-names="">Cinquième niveau</text:span><text:span text:style-name="a1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54" draw:name="Date Placeholder 7" svg:x="0.28704in" svg:y="6.95139in" svg:width="3in" svg:height="0.39931in" presentation:class="date-time" presentation:placeholder="false">
        <draw:text-box>
          <text:p text:style-name="a153" text:class-names="" text:cond-style-name=""><text:span text:style-name="a151" text:class-names=""><text:date text:fixed="false" style:data-style-name="a152">1/1/2000</text:date></text:span></text:p>
        </draw:text-box>
        <svg:title/>
        <svg:desc/>
      </draw:frame>
      <draw:frame draw:id="id34" presentation:style-name="a157" draw:name="Footer Placeholder 8" svg:x="4.23148in" svg:y="6.95139in" svg:width="6.46491in" svg:height="0.39931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35" presentation:style-name="a160" draw:name="Slide Number Placeholder 9" svg:x="11.62963in" svg:y="6.95139in" svg:width="1.67424in" svg:height="0.39931in" presentation:class="page-number" presentation:placeholder="false">
        <draw:text-box>
          <text:p text:style-name="a159" text:class-names="" text:cond-style-name=""><text:span text:style-name="a15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aison" style:page-layout-name="pageLayout1" draw:style-name="a161">
      <draw:custom-shape svg:x="0in" svg:y="0.83in" svg:width="3.76596in" svg:height="5.83in" draw:id="id36" draw:layer="Master1-bg" draw:style-name="a162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37" draw:layer="Master1-bg" draw:style-name="a163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167" draw:name="Title 9" svg:x="0.2766in" svg:y="1.22904in" svg:width="3.22341in" svg:height="5.03191in" presentation:class="title" presentation:placeholder="false">
        <draw:text-box>
          <text:p text:style-name="a166" text:class-names="" text:cond-style-name=""><text:span text:style-name="a164" text:class-names="">Modifiez le style du titre</text:span><text:span text:style-name="a165" text:class-names=""/></text:p>
        </draw:text-box>
        <svg:title/>
        <svg:desc/>
      </draw:frame>
      <draw:frame draw:id="id39" presentation:style-name="a171" draw:name="Text Placeholder 2" svg:x="4.23in" svg:y="1.11941in" svg:width="3.8in" svg:height="0.88333in" presentation:class="outline" presentation:placeholder="false">
        <draw:text-box>
          <text:list text:style-name="a170">
            <text:list-item>
              <text:p text:style-name="a169" text:class-names="" text:cond-style-name=""><text:span text:style-name="a168" text:class-names="">Modifier les styles du texte du masque</text:span></text:p>
            </text:list-item>
          </text:list>
        </draw:text-box>
        <svg:title/>
        <svg:desc/>
      </draw:frame>
      <draw:frame draw:id="id40" presentation:style-name="a188" draw:name="Content Placeholder 3" svg:x="4.23in" svg:y="2.1117in" svg:width="3.8in" svg:height="4.4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Modifier les styles du texte du masque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Deuxième niveau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Cinquième niveau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92" draw:name="Text Placeholder 4" svg:x="8.55038in" svg:y="1.11941in" svg:width="3.8in" svg:height="0.88929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Modifier les styles du texte du masque</text:span></text:p>
            </text:list-item>
          </text:list>
        </draw:text-box>
        <svg:title/>
        <svg:desc/>
      </draw:frame>
      <draw:frame draw:id="id42" presentation:style-name="a209" draw:name="Content Placeholder 5" svg:x="8.55038in" svg:y="2.1117in" svg:width="3.8in" svg:height="4.4in" presentation:class="object" presentation:placeholder="false">
        <draw:text-box>
          <text:list text:style-name="a195">
            <text:list-item>
              <text:p text:style-name="a194" text:class-names="" text:cond-style-name=""><text:span text:style-name="a193" text:class-names="">Modifier les styles du texte du masque</text:span></text:p>
            </text:list-item>
          </text:list>
          <text:list text:style-name="a198">
            <text:list-item>
              <text:list text:style-name="a198">
                <text:list-item>
                  <text:p text:style-name="a197" text:class-names="" text:cond-style-name=""><text:span text:style-name="a196" text:class-names="">Deuxième niveau</text:span></text:p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p text:style-name="a200" text:class-names="" text:cond-style-name=""><text:span text:style-name="a19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p text:style-name="a203" text:class-names="" text:cond-style-name=""><text:span text:style-name="a20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list text:style-name="a208">
                            <text:list-item>
                              <text:p text:style-name="a207" text:class-names="" text:cond-style-name=""><text:span text:style-name="a205" text:class-names="">Cinquième niveau</text:span><text:span text:style-name="a2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13" draw:name="Date Placeholder 1" svg:x="0.28704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/1/2000</text:date></text:span></text:p>
        </draw:text-box>
        <svg:title/>
        <svg:desc/>
      </draw:frame>
      <draw:frame draw:id="id44" presentation:style-name="a216" draw:name="Footer Placeholder 10" svg:x="4.23148in" svg:y="6.95139in" svg:width="6.46491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5" presentation:style-name="a219" draw:name="Slide Number Placeholder 11" svg:x="11.62963in" svg:y="6.95139in" svg:width="1.67424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re-seul" style:page-layout-name="pageLayout1" draw:style-name="a220">
      <draw:custom-shape svg:x="0in" svg:y="0.83in" svg:width="3.76596in" svg:height="5.83in" draw:id="id46" draw:layer="Master1-bg" draw:style-name="a221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47" draw:layer="Master1-bg" draw:style-name="a222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226" draw:name="Title 5" svg:x="0.2766in" svg:y="1.22904in" svg:width="3.22341in" svg:height="5.03191in" presentation:class="title" presentation:placeholder="false">
        <draw:text-box>
          <text:p text:style-name="a225" text:class-names="" text:cond-style-name=""><text:span text:style-name="a223" text:class-names="">Modifiez le style du titre</text:span><text:span text:style-name="a224" text:class-names=""/></text:p>
        </draw:text-box>
        <svg:title/>
        <svg:desc/>
      </draw:frame>
      <draw:frame draw:id="id49" presentation:style-name="a230" draw:name="Date Placeholder 1" svg:x="0.28704in" svg:y="6.95139in" svg:width="3in" svg:height="0.39931in" presentation:class="date-time" presentation:placeholder="false">
        <draw:text-box>
          <text:p text:style-name="a229" text:class-names="" text:cond-style-name=""><text:span text:style-name="a227" text:class-names=""><text:date text:fixed="false" style:data-style-name="a228">1/1/2000</text:date></text:span></text:p>
        </draw:text-box>
        <svg:title/>
        <svg:desc/>
      </draw:frame>
      <draw:frame draw:id="id50" presentation:style-name="a233" draw:name="Footer Placeholder 6" svg:x="4.23148in" svg:y="6.95139in" svg:width="6.46491in" svg:height="0.39931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51" presentation:style-name="a236" draw:name="Slide Number Placeholder 7" svg:x="11.62963in" svg:y="6.95139in" svg:width="1.67424in" svg:height="0.39931in" presentation:class="page-number" presentation:placeholder="false">
        <draw:text-box>
          <text:p text:style-name="a235" text:class-names="" text:cond-style-name=""><text:span text:style-name="a23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Vide" style:page-layout-name="pageLayout1" draw:style-name="a237">
      <draw:frame draw:id="id52" presentation:style-name="a241" draw:name="Date Placeholder 4" svg:x="0.28704in" svg:y="6.95139in" svg:width="3in" svg:height="0.39931in" presentation:class="date-time" presentation:placeholder="false">
        <draw:text-box>
          <text:p text:style-name="a240" text:class-names="" text:cond-style-name=""><text:span text:style-name="a238" text:class-names=""><text:date text:fixed="false" style:data-style-name="a239">1/1/2000</text:date></text:span></text:p>
        </draw:text-box>
        <svg:title/>
        <svg:desc/>
      </draw:frame>
      <draw:frame draw:id="id53" presentation:style-name="a244" draw:name="Footer Placeholder 5" svg:x="4.23148in" svg:y="6.95139in" svg:width="6.46491in" svg:height="0.39931in" presentation:class="footer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54" presentation:style-name="a247" draw:name="Slide Number Placeholder 6" svg:x="11.62963in" svg:y="6.95139in" svg:width="1.67424in" svg:height="0.39931in" presentation:class="page-number" presentation:placeholder="false">
        <draw:text-box>
          <text:p text:style-name="a246" text:class-names="" text:cond-style-name=""><text:span text:style-name="a24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u-avec-légende" style:page-layout-name="pageLayout1" draw:style-name="a248">
      <draw:custom-shape svg:x="0in" svg:y="0.83in" svg:width="3.76596in" svg:height="5.83in" draw:id="id55" draw:layer="Master1-bg" draw:style-name="a249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56" draw:layer="Master1-bg" draw:style-name="a250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254" draw:name="Title 1" svg:x="0.28in" svg:y="1.25in" svg:width="3.1in" svg:height="2.6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58" presentation:style-name="a271" draw:name="Content Placeholder 2" svg:x="4.23in" svg:y="0.95in" svg:width="8in" svg:height="5.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75" draw:name="Text Placeholder 3" svg:x="0.28in" svg:y="3.82128in" svg:width="3.1in" svg:height="2.53936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er les styles du texte du masque</text:span></text:p>
            </text:list-item>
          </text:list>
        </draw:text-box>
        <svg:title/>
        <svg:desc/>
      </draw:frame>
      <draw:frame draw:id="id60" presentation:style-name="a279" draw:name="Date Placeholder 7" svg:x="0.28704in" svg:y="6.95139in" svg:width="3in" svg:height="0.39931in" presentation:class="date-time" presentation:placeholder="false">
        <draw:text-box>
          <text:p text:style-name="a278" text:class-names="" text:cond-style-name=""><text:span text:style-name="a276" text:class-names=""><text:date text:fixed="false" style:data-style-name="a277">1/1/2000</text:date></text:span></text:p>
        </draw:text-box>
        <svg:title/>
        <svg:desc/>
      </draw:frame>
      <draw:frame draw:id="id61" presentation:style-name="a282" draw:name="Footer Placeholder 8" svg:x="4.23148in" svg:y="6.95139in" svg:width="6.46491in" svg:height="0.39931in" presentation:class="footer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62" presentation:style-name="a285" draw:name="Slide Number Placeholder 9" svg:x="11.62963in" svg:y="6.95139in" svg:width="1.67424in" svg:height="0.39931in" presentation:class="page-number" presentation:placeholder="false">
        <draw:text-box>
          <text:p text:style-name="a284" text:class-names="" text:cond-style-name=""><text:span text:style-name="a28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Image-avec-légende" style:page-layout-name="pageLayout1" draw:style-name="a286">
      <draw:custom-shape svg:x="0in" svg:y="0.83in" svg:width="3.76596in" svg:height="5.83in" draw:id="id63" draw:layer="Master1-bg" draw:style-name="a287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64" draw:layer="Master1-bg" draw:style-name="a288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292" draw:name="Title 1" svg:x="0.28in" svg:y="1.25in" svg:width="3.1in" svg:height="2.6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66" presentation:style-name="a296" draw:name="Picture Placeholder 2" svg:x="3.9049in" svg:y="0.83926in" svg:width="8.87492in" svg:height="5.83in" presentation:class="graphic" presentation:placeholder="false">
        <draw:text-box>
          <text:p text:style-name="a295" text:class-names="" text:cond-style-name=""><text:span text:style-name="a293" text:class-names="">Cliquez sur l'icône pour ajouter une image</text:span><text:span text:style-name="a294" text:class-names=""/></text:p>
        </draw:text-box>
        <svg:title/>
        <svg:desc/>
      </draw:frame>
      <draw:frame draw:id="id67" presentation:style-name="a300" draw:name="Text Placeholder 3" svg:x="0.28in" svg:y="3.82in" svg:width="3.1in" svg:height="2.54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Modifier les styles du texte du masque</text:span></text:p>
            </text:list-item>
          </text:list>
        </draw:text-box>
        <svg:title/>
        <svg:desc/>
      </draw:frame>
      <draw:frame draw:id="id68" presentation:style-name="a304" draw:name="Date Placeholder 7" svg:x="0.28704in" svg:y="6.95139in" svg:width="3in" svg:height="0.39931in" presentation:class="date-time" presentation:placeholder="false">
        <draw:text-box>
          <text:p text:style-name="a303" text:class-names="" text:cond-style-name=""><text:span text:style-name="a301" text:class-names=""><text:date text:fixed="false" style:data-style-name="a302">1/1/2000</text:date></text:span></text:p>
        </draw:text-box>
        <svg:title/>
        <svg:desc/>
      </draw:frame>
      <draw:frame draw:id="id69" presentation:style-name="a307" draw:name="Footer Placeholder 8" svg:x="3.82666in" svg:y="6.95139in" svg:width="6.46491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70" presentation:style-name="a310" draw:name="Slide Number Placeholder 9" svg:x="11.62963in" svg:y="6.95139in" svg:width="1.67424in" svg:height="0.39931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itre-et-texte-vertical" style:page-layout-name="pageLayout1" draw:style-name="a311">
      <draw:custom-shape svg:x="0in" svg:y="0.83in" svg:width="3.76596in" svg:height="5.83in" draw:id="id71" draw:layer="Master1-bg" draw:style-name="a312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72" draw:layer="Master1-bg" draw:style-name="a313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3" presentation:style-name="a317" draw:name="Title 1" svg:x="0.2766in" svg:y="1.22904in" svg:width="3.22341in" svg:height="5.03191in" presentation:class="title" presentation:placeholder="false">
        <draw:text-box>
          <text:p text:style-name="a316" text:class-names="" text:cond-style-name=""><text:span text:style-name="a314" text:class-names="">Modifiez le style du titre</text:span><text:span text:style-name="a315" text:class-names=""/></text:p>
        </draw:text-box>
        <svg:title/>
        <svg:desc/>
      </draw:frame>
      <draw:frame draw:id="id74" presentation:style-name="a334" draw:name="Vertical Text Placeholder 2" svg:x="4.23148in" svg:y="0.945in" svg:width="8in" svg:height="5.6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Modifier les styles du texte du masque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Deuxième niveau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Cinquième niveau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338" draw:name="Date Placeholder 6" svg:x="0.28704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1/1/2000</text:date></text:span></text:p>
        </draw:text-box>
        <svg:title/>
        <svg:desc/>
      </draw:frame>
      <draw:frame draw:id="id76" presentation:style-name="a341" draw:name="Footer Placeholder 7" svg:x="4.23148in" svg:y="6.95139in" svg:width="6.46491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77" presentation:style-name="a344" draw:name="Slide Number Placeholder 8" svg:x="11.62963in" svg:y="6.95139in" svg:width="1.67424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45">
      <draw:custom-shape svg:x="0in" svg:y="0.83in" svg:width="3.76596in" svg:height="5.83in" draw:id="id78" draw:layer="Master1-bg" draw:style-name="a346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79" draw:layer="Master1-bg" draw:style-name="a347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351" draw:name="Vertical Title 1" svg:x="0.41667in" svg:y="1.08333in" svg:width="3.08333in" svg:height="5.41667in" presentation:class="title" presentation:placeholder="false">
        <draw:text-box>
          <text:p text:style-name="a350" text:class-names="" text:cond-style-name=""><text:span text:style-name="a348" text:class-names="">Modifiez le style du titre</text:span><text:span text:style-name="a349" text:class-names=""/></text:p>
        </draw:text-box>
        <svg:title/>
        <svg:desc/>
      </draw:frame>
      <draw:frame draw:id="id81" presentation:style-name="a368" draw:name="Vertical Text Placeholder 2" svg:x="4.23in" svg:y="0.95in" svg:width="8in" svg:height="5.6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Modifier les styles du texte du masque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Deuxième niveau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Cinquième niveau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372" draw:name="Date Placeholder 6" svg:x="0.28704in" svg:y="6.95139in" svg:width="3in" svg:height="0.39931in" presentation:class="date-time" presentation:placeholder="false">
        <draw:text-box>
          <text:p text:style-name="a371" text:class-names="" text:cond-style-name=""><text:span text:style-name="a369" text:class-names=""><text:date text:fixed="false" style:data-style-name="a370">1/1/2000</text:date></text:span></text:p>
        </draw:text-box>
        <svg:title/>
        <svg:desc/>
      </draw:frame>
      <draw:frame draw:id="id83" presentation:style-name="a375" draw:name="Footer Placeholder 7" svg:x="4.23148in" svg:y="6.95139in" svg:width="6.46491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84" presentation:style-name="a378" draw:name="Slide Number Placeholder 8" svg:x="11.62963in" svg:y="6.95139in" svg:width="1.67424in" svg:height="0.39931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laBlaPlane</dc:title>
    <meta:initial-creator>Wilfried Njangui</meta:initial-creator>
    <dc:creator>Wilfried Njangui</dc:creator>
    <meta:creation-date>2019-02-22T10:07:06Z</meta:creation-date>
    <dc:date>2019-02-22T10:58:18Z</dc:date>
    <meta:template xlink:href="TM03457475%5b%5bfn=Cadre%5d%5d" xlink:type="simple"/>
    <meta:editing-cycles>5</meta:editing-cycles>
    <meta:editing-duration>PT3071S</meta:editing-duration>
    <meta:document-statistic meta:paragraph-count="12" meta:word-count="35"/>
  </office:meta>
</office:document-meta>
</file>